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ionCondition.isSuccessfulBranche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ionCondition.CompletionCondition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